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59b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>AJUNTAMENT DE MAÓ</text:span><text:line-break/><text:span text:style-name="Strong_20_Emphasis">OBERTURA DE TERMES DE MATRÍCULA ALS CURSOS DE L'ESCOLA MUNICIPAL DE MAÓ</text:span></text:p>
      <text:p text:style-name="Text_20_body">Feim públic que s'obre el termini de matriculació als cursos de<text:span text:style-name="T1">l Joan Ramis i Ramis </text:span>per al curs 2024-2025.</text:p>
      <text:p text:style-name="Text_20_body">Cursos disponibles:</text:p>
      <text:list text:style-name="L1">
        <text:list-item>
          <text:p text:style-name="P2">Ceràmica</text:p>
        </text:list-item>
        <text:list-item>
          <text:p text:style-name="P2">Música</text:p>
        </text:list-item>
        <text:list-item>
          <text:p text:style-name="P1">Dibuix</text:p>
        </text:list-item>
      </text:list>
      <text:p text:style-name="Text_20_body"><text:span text:style-name="Strong_20_Emphasis">Termini de matriculació:</text:span><text:line-break/>De l'1 al 15 de desembre, ambdós dies inclosos.</text:p>
      <text:p text:style-name="Text_20_body"><text:span text:style-name="Strong_20_Emphasis">Informació:</text:span><text:line-break/>Lloc: <text:span text:style-name="T1">Joan Ramis i Ramis</text:span><text:line-break/>Carrer de la Mare de Déu del Carme,<text:line-break/>MAÓ</text:p>
      <text:p text:style-name="Text_20_body">Tel. 971 22 22 22</text:p>
      <text:p text:style-name="Text_20_body">Horari: de dilluns a divendres, de <text:span text:style-name="T1">9</text:span> a 14 h i de 17 a 20 h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1:32:18.895520066</meta:creation-date>
    <dc:date>2024-11-22T11:40:00.759510546</dc:date>
    <meta:editing-duration>PT7M44S</meta:editing-duration>
    <meta:editing-cycles>1</meta:editing-cycles>
    <meta:document-statistic meta:table-count="0" meta:image-count="0" meta:object-count="0" meta:page-count="1" meta:paragraph-count="10" meta:word-count="90" meta:character-count="460" meta:non-whitespace-character-count="383"/>
    <meta:generator>LibreOffice/24.2.6.2$Linux_X86_64 LibreOffice_project/420$Build-2</meta:generator>
  </office:meta>
</office:document-meta>
</file>